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transparent" style:font-weight-asian="bold" style:font-weight-complex="bold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background-color="transparent"/>
    </style:style>
    <style:style style:name="T1" style:family="text">
      <style:text-properties officeooo:rsid="00115ea7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¿Qué método se llama primero cuando la app ya no tiene enfoque?</text:p>
      <text:p text:style-name="Standard"/>
      <text:p text:style-name="P3">onPause()</text:p>
      <text:p text:style-name="Standard"/>
      <text:p text:style-name="Standard">onStart()</text:p>
      <text:p text:style-name="Standard"/>
      <text:p text:style-name="Standard">onCreate()</text:p>
      <text:p text:style-name="Standard"/>
      <text:p text:style-name="Standard">onStop()</text:p>
      <text:p text:style-name="Standard"/>
      <text:p text:style-name="Standard"/>
      <text:p text:style-name="P1"><text:span text:style-name="T1">2. </text:span>Después de ___, la app deja de estar visible en la pantalla.</text:p>
      <text:p text:style-name="Standard"/>
      <text:p text:style-name="Standard">onPause()</text:p>
      <text:p text:style-name="Standard"/>
      <text:p text:style-name="Standard">onStart()</text:p>
      <text:p text:style-name="Standard"/>
      <text:p text:style-name="Standard">onCreate()</text:p>
      <text:p text:style-name="Standard"/>
      <text:p text:style-name="P3">onStop()</text:p>
      <text:p text:style-name="P3"/>
      <text:p text:style-name="P2"><text:span text:style-name="T1">3. </text:span>Usa ___ para escribir un mensaje de depuración. Este método tiene dos argumentos: la etiqueta de registro y el mensaje de registro.</text:p>
      <text:p text:style-name="P4"/>
      <text:p text:style-name="P4">Log.i()</text:p>
      <text:p text:style-name="P4"/>
      <text:p text:style-name="P3">Log.d()</text:p>
      <text:p text:style-name="P4"/>
      <text:p text:style-name="P4">Log.e()</text:p>
      <text:p text:style-name="P4"/>
      <text:p text:style-name="P4">Log.w()</text:p>
      <text:p text:style-name="P4"/>
      <text:p text:style-name="P2"><text:span text:style-name="T1">4. </text:span>Para guardar un valor que necesita sobrevivir a un cambio de configuración, se deben declarar sus variables con ___.</text:p>
      <text:p text:style-name="P4"/>
      <text:p text:style-name="P4">MutableState{}</text:p>
      <text:p text:style-name="P4"/>
      <text:p text:style-name="P3">rememberSaveable{}</text:p>
      <text:p text:style-name="P4"/>
      <text:p text:style-name="P4">remember{}</text:p>
      <text:p text:style-name="P4"/>
      <text:p text:style-name="P4">Elevación de estado</text:p>
      <text:p text:style-name="P4"/>
      <text:p text:style-name="P2"><text:span text:style-name="T1">5. </text:span>El principio de separación de problemas indica que la app debe dividirse en clases, cada una con responsabilidades independientes.</text:p>
      <text:p text:style-name="P4"/>
      <text:p text:style-name="P3">Verdadero</text:p>
      <text:p text:style-name="P4"/>
      <text:p text:style-name="P4">Falso</text:p>
      <text:p text:style-name="P4"/>
      <text:p text:style-name="P4"/>
      <text:p text:style-name="P4"/>
      <text:p text:style-name="P2"><text:soft-page-break/><text:span text:style-name="T1">6. </text:span>La IU es lo que ve el usuario y el estado de la IU es lo que la app dice que debería ver.</text:p>
      <text:p text:style-name="P4"/>
      <text:p text:style-name="P3">Verdadero</text:p>
      <text:p text:style-name="P4"/>
      <text:p text:style-name="P4">Falso</text:p>
      <text:p text:style-name="P4"/>
      <text:p text:style-name="P2"><text:span text:style-name="T1">7. </text:span>Según la arquitectura de app recomendada, cada app debe tener al menos las siguientes dos capas:</text:p>
      <text:p text:style-name="P4"/>
      <text:p text:style-name="P4">Capa de dominio y de datos</text:p>
      <text:p text:style-name="P4"/>
      <text:p text:style-name="P3">Capa de la IU y de datos</text:p>
      <text:p text:style-name="P4"/>
      <text:p text:style-name="P4">Capa del repositorio y de la IU</text:p>
      <text:p text:style-name="P4"/>
      <text:p text:style-name="P4">Capa del dominio y de la IU</text:p>
      <text:p text:style-name="P4"/>
      <text:p text:style-name="P2"><text:span text:style-name="T1">8. </text:span>StateFlow es un flujo observable contenedor de datos que emite actualizaciones de estado actuales y nuevas.</text:p>
      <text:p text:style-name="P4"/>
      <text:p text:style-name="P3">Verdadero</text:p>
      <text:p text:style-name="P4"/>
      <text:p text:style-name="P4">Falso</text:p>
      <text:p text:style-name="P4"/>
      <text:p text:style-name="P2"><text:span text:style-name="T1">9. </text:span>¿Cuál de las siguientes configuraciones se debe agregar al archivo build.gradle a fin de incorporar dependencias para el código fuente de la prueba de unidades?</text:p>
      <text:p text:style-name="P4"/>
      <text:p text:style-name="P4">implementation</text:p>
      <text:p text:style-name="P4"/>
      <text:p text:style-name="P3">testImplementation</text:p>
      <text:p text:style-name="P4"/>
      <text:p text:style-name="P4">debugImplementation</text:p>
      <text:p text:style-name="P4"/>
      <text:p text:style-name="P4">androidTestImplementation</text:p>
      <text:p text:style-name="P4"/>
      <text:p text:style-name="P2"><text:span text:style-name="T1">10. </text:span>Las pruebas de unidades se ejecutan en un emulador o dispositivo Android.</text:p>
      <text:p text:style-name="P4"/>
      <text:p text:style-name="P4">Verdadero</text:p>
      <text:p text:style-name="P4"/>
      <text:p text:style-name="P3">Fals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2:31:42.390000000</meta:creation-date>
    <dc:date>2024-12-02T12:41:08.319000000</dc:date>
    <meta:editing-duration>PT9M32S</meta:editing-duration>
    <meta:editing-cycles>1</meta:editing-cycles>
    <meta:document-statistic meta:table-count="0" meta:image-count="0" meta:object-count="0" meta:page-count="2" meta:paragraph-count="42" meta:word-count="243" meta:character-count="1457" meta:non-whitespace-character-count="1256"/>
    <meta:generator>LibreOffice/7.6.2.1$Windows_x86 LibreOffice_project/56f7684011345957bbf33a7ee678afaf4d2ba333</meta:generator>
  </office:meta>
</office:document-meta>
</file>